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1-title">
      <style:graphic-properties draw:auto-grow-height="true" fo:min-height="1.328cm"/>
      <style:paragraph-properties style:writing-mode="lr-tb"/>
    </style:style>
    <style:style style:name="pr2" style:family="presentation" style:parent-style-name="Blue_5f_Curve1-outline1">
      <style:graphic-properties fo:min-height="5.576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5" style:family="presentation" style:parent-style-name="Blue_5f_Curve1_5f_-outline1">
      <style:graphic-properties fo:min-height="5.576cm"/>
      <style:paragraph-properties style:writing-mode="lr-tb"/>
    </style:style>
    <style:style style:name="pr6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20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cm" fo:margin-bottom="0cm" fo:text-indent="0cm" style:writing-mode="lr-tb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/>
    </style:style>
    <style:style style:name="T3" style:family="text">
      <style:text-properties style:font-name="Noto Mono" fo:font-size="21pt" style:font-size-asian="21pt" style:font-size-complex="21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style:font-name="Noto Mono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1.575cm" svg:x="1cm" svg:y="0.377cm" presentation:class="title" presentation:user-transformed="true">
          <draw:text-box>
            <text:p text:style-name="P1"><text:span text:style-name="T1">WG21 and Unicode </text:span><text:span text:style-name="T2">Consortium </text:span><text:span text:style-name="T2">Collaboration:</text:span><text:span text:style-name="T2"><text:line-break/></text:span><text:span text:style-name="T2"><text:a xlink:href="https://github.com/unicode-org/message-format-wg" xlink:type="simple">Message Format Working Group (MFWG)</text:a></text:span></text:p>
          </draw:text-box>
        </draw:frame>
        <draw:frame presentation:style-name="pr2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2">Progress is on-going.</text:p>
              </text:list-item>
              <text:list-item>
                <text:p text:style-name="P2">Draft specification is in the <text:span text:style-name="T3">spec</text:span> folder of the <text:span text:style-name="T3">develop</text:span> branch.<text:line-break/><text:span text:style-name="T4"><text:a xlink:href="https://github.com/unicode-org/message-format-wg/tree/develop/spec" xlink:type="simple">https://github.com/unicode-org/message-format-wg/tree/develop/spec</text:a></text:span></text:p>
              </text:list-item>
              <text:list-item>
                <text:p text:style-name="P2">The specification is complicated.</text:p>
              </text:list-item>
              <text:list-item>
                <text:p text:style-name="P2">The capabilities subsume those provided by ICU.</text:p>
              </text:list-item>
              <text:list-item>
                <text:p text:style-name="P2">Implementations are available in Javascript and Rust.</text:p>
              </text:list-item>
              <text:list-item>
                <text:p text:style-name="P2">The design might not integrate well with <text:span text:style-name="T5">std::format()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_5f_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1.575cm" svg:x="1cm" svg:y="0.377cm" presentation:class="title" presentation:user-transformed="true">
          <draw:text-box>
            <text:p text:style-name="P1">WG21 and Unicode Consortium Collaboration:<text:line-break/>Source Code Ad Hoc Group (SCWG)</text:p>
          </draw:text-box>
        </draw:frame>
        <draw:frame presentation:style-name="pr5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2">Meetings started in late 2021.</text:p>
              </text:list-item>
              <text:list-item>
                <text:p text:style-name="P2">Tom started attending in March, 2022; Richard Smith in February.</text:p>
              </text:list-item>
              <text:list-item>
                <text:p text:style-name="P2">Considering forming a liaison relationship.</text:p>
              </text:list-item>
              <text:list-item>
                <text:p text:style-name="P2">Proposed updates were adopted for Unicode 15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_5f_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1.575cm" svg:x="1cm" svg:y="0.377cm" presentation:class="title" presentation:user-transformed="true">
          <draw:text-box>
            <text:p text:style-name="P1">WG21 and Unicode Consortium Collaboration:<text:line-break/>Source Code Ad Hoc Group (SCWG)</text:p>
          </draw:text-box>
        </draw:frame>
        <draw:frame presentation:style-name="pr5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2">Completed work (in Unicode 15):</text:p>
                <text:list>
                  <text:list-item>
                    <text:p text:style-name="P4"><text:a xlink:href="https://www.unicode.org/reports/tr9/tr9-46.html" xlink:type="simple">UAX #9</text:a>: (diff: <text:a xlink:href="https://www.unicode.org/L2/L2022/22172-uax9-45-draft-pri449.pdf" xlink:type="simple">L2/22-172</text:a>)</text:p>
                    <text:list>
                      <text:list-item>
                        <text:p text:style-name="P2">Examples and recommendations to use a “higher-level protocol” (e.g., HL4) for source code.</text:p>
                      </text:list-item>
                    </text:list>
                  </text:list-item>
                  <text:list-item>
                    <text:p text:style-name="P4"><text:a xlink:href="https://www.unicode.org/reports/tr31/tr31-37.html" xlink:type="simple">UAX#31</text:a>: (diff: <text:a xlink:href="https://www.unicode.org/L2/L2022/22179-uax31-36-draft-6-post-pri450.pdf" xlink:type="simple">L2/22-179</text:a>)</text:p>
                    <text:list>
                      <text:list-item>
                        <text:p text:style-name="P2">Clarifications for applicability to programming languages.</text:p>
                      </text:list-item>
                      <text:list-item>
                        <text:p text:style-name="P2">Profile clarifications.</text:p>
                      </text:list-item>
                      <text:list-item>
                        <text:p text:style-name="P2">Clarifications for ZWJ, ZWNJ, and variation selectors.</text:p>
                      </text:list-item>
                      <text:list-item>
                        <text:p text:style-name="P2">Considerations for bidirectional tex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_5f_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1.575cm" svg:x="1cm" svg:y="0.377cm" presentation:class="title" presentation:user-transformed="true">
          <draw:text-box>
            <text:p text:style-name="P1">WG21 and Unicode Consortium Collaboration:<text:line-break/>Source Code Ad Hoc Group (SCWG)</text:p>
          </draw:text-box>
        </draw:frame>
        <draw:frame presentation:style-name="pr5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">On-going work:</text:p>
                <text:list>
                  <text:list-item>
                    <text:p text:style-name="P2">Establishing principles for source code as text.</text:p>
                    <text:list>
                      <text:list-item>
                        <text:p text:style-name="P2">Lexical and display considerations (particularly for bidirectional text).</text:p>
                      </text:list-item>
                      <text:list-item>
                        <text:p text:style-name="P2">Visual display of invisible characters.</text:p>
                      </text:list-item>
                      <text:list-item>
                        <text:p text:style-name="P2">Visual display of bidirectional indicators.</text:p>
                      </text:list-item>
                    </text:list>
                  </text:list-item>
                  <text:list-item>
                    <text:p text:style-name="P2">Considerations for language designers:</text:p>
                    <text:list>
                      <text:list-item>
                        <text:p text:style-name="P2">Identifiers: additions to XID_Start and XID_Continue.</text:p>
                      </text:list-item>
                      <text:list-item>
                        <text:p text:style-name="P2">Whitespace: considerations for RTL and LTR overrides.</text:p>
                      </text:list-item>
                    </text:list>
                  </text:list-item>
                  <text:list-item>
                    <text:p text:style-name="P4">UTS #𒑪𒐊𒄰: Source Text Handling.</text:p>
                  </text:list-item>
                  <text:list-item>
                    <text:p text:style-name="P4">Confusables to be handled by a new working group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_5f_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1.575cm" svg:x="1cm" svg:y="0.377cm" presentation:class="title" presentation:user-transformed="true">
          <draw:text-box>
            <text:p text:style-name="P1">Backward Compatibility Impact From <text:a xlink:href="https://wg21.link/p1949" xlink:type="simple">P1949</text:a><text:line-break/>(C++ Identifier Syntax using Unicode Standard Annex 31)</text:p>
          </draw:text-box>
        </draw:frame>
        <draw:frame presentation:style-name="pr5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2"><text:a xlink:href="https://github.com/sg16-unicode/sg16/issues/79" xlink:type="simple">SG16 issue #79</text:a>.<text:line-break/><text:span text:style-name="T4">(Migration challenges following P1949 changes to identifier syntax)</text:span></text:p>
              </text:list-item>
              <text:list-item>
                <text:p text:style-name="P2"><text:span text:style-name="T4"><text:a xlink:href="https://github.com/llvm/llvm-project/issues/54732" xlink:type="simple">Clang bug report #54732.</text:a></text:span><text:span text:style-name="T4"><text:line-break/></text:span><text:span text:style-name="T4">(Clang 14 rejects certain Unicode characters in identifiers that are accepted </text:span><text:span text:style-name="T4">by Clang 13 and the C++ Standard)</text:span></text:p>
              </text:list-item>
              <text:list-item>
                <text:p text:style-name="P2">Robin Leroy reported impact to code he maintains.</text:p>
              </text:list-item>
              <text:list-item>
                <text:p text:style-name="P2">Robin Leroy published <text:a xlink:href="https://www.unicode.org/L2/L2022/22102-non-xid-ident-usage.pdf" xlink:type="simple">L2/22-102</text:a>.<text:line-break/><text:span text:style-name="T4">(A survey of non-XID identifier usage in program text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4T14:04:46.662732060</meta:creation-date>
    <meta:editing-duration>PT7H52M55S</meta:editing-duration>
    <meta:editing-cycles>8</meta:editing-cycles>
    <meta:generator>LibreOffice/7.3.5.2$Linux_X86_64 LibreOffice_project/30$Build-2</meta:generator>
    <dc:title>Blue Curve</dc:title>
    <dc:date>2022-09-14T23:10:58.392704042</dc:date>
    <meta:document-statistic meta:object-count="68"/>
  </office:meta>
</office:document-meta>
</file>